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16in" table:align="left"/>
    </style:style>
    <style:style style:name="Table1.A" style:family="table-column">
      <style:table-column-properties style:column-width="2.56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332b" officeooo:paragraph-rsid="000e332b"/>
    </style:style>
    <style:style style:name="P2" style:family="paragraph" style:parent-style-name="Table_20_Contents">
      <style:paragraph-properties fo:text-align="center" style:justify-single-word="false"/>
      <style:text-properties officeooo:rsid="000e332b" officeooo:paragraph-rsid="000e332b"/>
    </style:style>
    <style:style style:name="P3" style:family="paragraph" style:parent-style-name="Table_20_Contents">
      <style:text-properties officeooo:rsid="00100572" officeooo:paragraph-rsid="00100572"/>
    </style:style>
    <style:style style:name="P4" style:family="paragraph" style:parent-style-name="Table_20_Contents">
      <style:text-properties officeooo:rsid="0011b7e8" officeooo:paragraph-rsid="0011b7e8"/>
    </style:style>
    <style:style style:name="P5" style:family="paragraph" style:parent-style-name="Table_20_Contents">
      <style:text-properties fo:color="#c9211e" officeooo:rsid="0011b7e8" officeooo:paragraph-rsid="0011b7e8"/>
    </style:style>
    <style:style style:name="P6" style:family="paragraph" style:parent-style-name="Table_20_Contents">
      <style:text-properties officeooo:rsid="0011b7e8" officeooo:paragraph-rsid="0013c6c3"/>
    </style:style>
    <style:style style:name="T1" style:family="text">
      <style:text-properties officeooo:rsid="00121a3f"/>
    </style:style>
    <style:style style:name="T2" style:family="text">
      <style:text-properties officeooo:rsid="0013c6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696866190096">
          <table:table-cell table:style-name="Table1.A1" office:value-type="string">
            <text:p text:style-name="P2">NXP (i.MX8M Plus EVK)</text:p>
          </table:table-cell>
          <table:table-cell table:style-name="Table1.B1" office:value-type="string">
            <text:p text:style-name="P2">TR01</text:p>
          </table:table-cell>
        </table:table-row>
        <table:table-row table:style-name="TableLine94696866315696">
          <table:table-cell table:style-name="Table1.A14" office:value-type="string">
            <text:p text:style-name="P1">I2C3_SDA_3V3</text:p>
          </table:table-cell>
          <table:table-cell table:style-name="Table1.B14" office:value-type="string">
            <text:p text:style-name="P1">I2C3_SDA</text:p>
          </table:table-cell>
        </table:table-row>
        <table:table-row table:style-name="TableLine94696866317008">
          <table:table-cell table:style-name="Table1.A14" office:value-type="string">
            <text:p text:style-name="P1">I2C3_S<text:span text:style-name="T1">C</text:span>L_3V3</text:p>
          </table:table-cell>
          <table:table-cell table:style-name="Table1.B14" office:value-type="string">
            <text:p text:style-name="P1">I2C3_SDL</text:p>
          </table:table-cell>
        </table:table-row>
        <table:table-row table:style-name="TableLine94696866317648">
          <table:table-cell table:style-name="Table1.A14" office:value-type="string">
            <text:p text:style-name="P1">ECSPI2_MOSI_3V3</text:p>
          </table:table-cell>
          <table:table-cell table:style-name="Table1.B14" office:value-type="string">
            <text:p text:style-name="P1">SPI2_MOSI</text:p>
          </table:table-cell>
        </table:table-row>
        <table:table-row table:style-name="TableLine94696866318448">
          <table:table-cell table:style-name="Table1.A14" office:value-type="string">
            <text:p text:style-name="P1">ECSPI2_MISO_3V3</text:p>
          </table:table-cell>
          <table:table-cell table:style-name="Table1.B14" office:value-type="string">
            <text:p text:style-name="P1">SPI2_MISO</text:p>
          </table:table-cell>
        </table:table-row>
        <table:table-row table:style-name="TableLine94696866319248">
          <table:table-cell table:style-name="Table1.A14" office:value-type="string">
            <text:p text:style-name="P1">ECSPI2_SCLK_3V3</text:p>
          </table:table-cell>
          <table:table-cell table:style-name="Table1.B14" office:value-type="string">
            <text:p text:style-name="P1">SPI2_CLK</text:p>
          </table:table-cell>
        </table:table-row>
        <table:table-row table:style-name="TableLine94696866320000">
          <table:table-cell table:style-name="Table1.A14" office:value-type="string">
            <text:p text:style-name="P1">ECSPI2_SS0_3V3</text:p>
          </table:table-cell>
          <table:table-cell table:style-name="Table1.B14" office:value-type="string">
            <text:p text:style-name="P1">SPI2_SS</text:p>
          </table:table-cell>
        </table:table-row>
        <table:table-row table:style-name="TableLine94696866320800">
          <table:table-cell table:style-name="Table1.A14" office:value-type="string">
            <text:p text:style-name="P5">Possible to use FT4222</text:p>
          </table:table-cell>
          <table:table-cell table:style-name="Table1.B14" office:value-type="string">
            <text:p text:style-name="P3">SPI1_MOSI</text:p>
          </table:table-cell>
        </table:table-row>
        <table:table-row table:style-name="TableLine94696866321600">
          <table:table-cell table:style-name="Table1.A14" office:value-type="string">
            <text:p text:style-name="P5">Possible to use FT4222</text:p>
          </table:table-cell>
          <table:table-cell table:style-name="Table1.B14" office:value-type="string">
            <text:p text:style-name="P3">SPI1_MISO</text:p>
          </table:table-cell>
        </table:table-row>
        <table:table-row table:style-name="TableLine94696866322320">
          <table:table-cell table:style-name="Table1.A14" office:value-type="string">
            <text:p text:style-name="P5">Possible to use FT4222</text:p>
          </table:table-cell>
          <table:table-cell table:style-name="Table1.B14" office:value-type="string">
            <text:p text:style-name="P3">SPI1_CLK</text:p>
          </table:table-cell>
        </table:table-row>
        <table:table-row table:style-name="TableLine94696866323120">
          <table:table-cell table:style-name="Table1.A14" office:value-type="string">
            <text:p text:style-name="P5">Possible to use FT4222</text:p>
          </table:table-cell>
          <table:table-cell table:style-name="Table1.B14" office:value-type="string">
            <text:p text:style-name="P3">SPI1_SS</text:p>
          </table:table-cell>
        </table:table-row>
        <table:table-row table:style-name="TableLine94696866323920">
          <table:table-cell table:style-name="Table1.A14" office:value-type="string">
            <text:p text:style-name="P4">EXP_P1_0 <text:span text:style-name="T2">(gpiochip5 pin8)</text:span></text:p>
          </table:table-cell>
          <table:table-cell table:style-name="Table1.B14" office:value-type="string">
            <text:p text:style-name="P1">RF_1V2_EN</text:p>
          </table:table-cell>
        </table:table-row>
        <table:table-row table:style-name="TableLine94696866324720">
          <table:table-cell table:style-name="Table1.A14" office:value-type="string">
            <text:p text:style-name="P6">EXP_P1_1 <text:span text:style-name="T2">(gpiochip5 pin9)</text:span></text:p>
          </table:table-cell>
          <table:table-cell table:style-name="Table1.B14" office:value-type="string">
            <text:p text:style-name="P1">RST_RF_B</text:p>
          </table:table-cell>
        </table:table-row>
        <table:table-row table:style-name="TableLine94696866325520">
          <table:table-cell table:style-name="Table1.A14" office:value-type="string">
            <text:p text:style-name="P6">EXP_P1_2 <text:span text:style-name="T2">(gpiochip5 pin10)</text:span></text:p>
          </table:table-cell>
          <table:table-cell table:style-name="Table1.B14" office:value-type="string">
            <text:p text:style-name="P1">RBE</text:p>
          </table:table-cell>
        </table:table-row>
        <table:table-row table:style-name="TableLine94696866326320">
          <table:table-cell table:style-name="Table1.A15" office:value-type="string">
            <text:p text:style-name="P6">EXP_P1_3 <text:span text:style-name="T2">(gpiochip5 pin11)</text:span></text:p>
          </table:table-cell>
          <table:table-cell table:style-name="Table1.B15" office:value-type="string">
            <text:p text:style-name="P1">IRQ_1_RF</text:p>
          </table:table-cell>
        </table:table-row>
        <table:table-row table:style-name="TableLine94696866328080">
          <table:table-cell table:style-name="Table1.A17" office:value-type="string">
            <text:p text:style-name="P6">EXP_P1_4 <text:span text:style-name="T2">(gpiochip5 pin12)</text:span></text:p>
          </table:table-cell>
          <table:table-cell table:style-name="Table1.B17" office:value-type="string">
            <text:p text:style-name="P1">IRQ_2_RF</text:p>
          </table:table-cell>
        </table:table-row>
        <table:table-row table:style-name="TableLine94696866329840">
          <table:table-cell table:style-name="Table1.A17" office:value-type="string">
            <text:p text:style-name="P6">EXP_P1_5 <text:span text:style-name="T2">(gpiochip5 pin13)</text:span></text:p>
          </table:table-cell>
          <table:table-cell table:style-name="Table1.B17" office:value-type="string">
            <text:p text:style-name="P1">IRQ_3_RF</text:p>
          </table:table-cell>
        </table:table-row>
        <table:table-row table:style-name="TableLine94696866330640">
          <table:table-cell table:style-name="Table1.A18" office:value-type="string">
            <text:p text:style-name="P6">EXP_P1_6 <text:span text:style-name="T2">(gpiochip5 pin14)</text:span></text:p>
          </table:table-cell>
          <table:table-cell table:style-name="Table1.B18" office:value-type="string">
            <text:p text:style-name="P1">IRQ_4_RF</text:p>
          </table:table-cell>
        </table:table-row>
        <table:table-row table:style-name="TableLine94696866332464">
          <table:table-cell table:style-name="Table1.A19" office:value-type="string">
            <text:p text:style-name="P3">Connect to USB A connector (D+)</text:p>
          </table:table-cell>
          <table:table-cell table:style-name="Table1.B19" office:value-type="string">
            <text:p text:style-name="P3">USB2_DP</text:p>
          </table:table-cell>
        </table:table-row>
        <table:table-row table:style-name="TableLine94696866334384">
          <table:table-cell table:style-name="Table1.A20" office:value-type="string">
            <text:p text:style-name="P3">Connect to USB A connector (D-)</text:p>
          </table:table-cell>
          <table:table-cell table:style-name="Table1.B20" office:value-type="string">
            <text:p text:style-name="P3">USB2_DN</text:p>
          </table:table-cell>
        </table:table-row>
        <table:table-row table:style-name="TableLine94696866336304">
          <table:table-cell table:style-name="Table1.A21" office:value-type="string">
            <text:p text:style-name="P4">Clock Generator</text:p>
          </table:table-cell>
          <table:table-cell table:style-name="Table1.B21" office:value-type="string">
            <text:p text:style-name="P3">XTAL_26M</text:p>
          </table:table-cell>
        </table:table-row>
        <table:table-row table:style-name="TableLine94696866338112">
          <table:table-cell table:style-name="Table1.A22" office:value-type="string">
            <text:p text:style-name="P4">Clock Generator</text:p>
          </table:table-cell>
          <table:table-cell table:style-name="Table1.B22" office:value-type="string">
            <text:p text:style-name="P3">XTAL_25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7:07:17.777044212</meta:creation-date>
    <dc:date>2023-04-25T10:55:06.014562755</dc:date>
    <meta:editing-duration>PT20M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4" meta:word-count="85" meta:character-count="632" meta:non-whitespace-character-count="591"/>
  </office:meta>
</office:document-meta>
</file>